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haroni" svg:font-family="Aharoni" style:font-pitch="variable"/>
    <style:font-face style:name="Arial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27.7cm" table:align="margins"/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border-line-width="0.028cm 0.028cm 0.028cm" fo:padding="0.097cm" fo:border="2.35pt double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30pt" officeooo:rsid="002224fd" officeooo:paragraph-rsid="002224fd" style:font-size-asian="130pt" style:font-size-complex="13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30pt" officeooo:rsid="00239b81" officeooo:paragraph-rsid="00239b81" style:font-size-asian="130pt" style:font-size-complex="13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30pt" officeooo:rsid="0025357f" officeooo:paragraph-rsid="0025357f" style:font-size-asian="130pt" style:font-size-complex="13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20pt" officeooo:rsid="002224fd" officeooo:paragraph-rsid="002224fd" style:font-size-asian="120pt" style:font-size-complex="12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48pt" officeooo:rsid="0025357f" officeooo:paragraph-rsid="0025357f" style:font-size-asian="48pt" style:font-size-complex="48pt"/>
    </style:style>
    <style:style style:name="P6" style:family="paragraph" style:parent-style-name="Standard">
      <style:paragraph-properties fo:text-align="center" style:justify-single-word="false"/>
      <style:text-properties style:font-name="Aharoni" fo:font-size="66pt" officeooo:paragraph-rsid="002224fd" style:font-size-asian="66pt" style:font-size-complex="6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la1" table:style-name="Tabla1">
        <table:table-column table:style-name="Tabla1.A"/>
        <table:table-row>
          <table:table-cell table:style-name="Tabla1.A1" office:value-type="string">
            <text:p text:style-name="P5"><text:s/></text:p>
            <text:p text:style-name="P3">C A F É </text:p>
            <text:p text:style-name="P5"><text:s/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haroni" svg:font-family="Aharoni" style:font-pitch="variable"/>
    <style:font-face style:name="Arial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A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A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05T09:16:07.27</meta:creation-date>
    <dc:date>2023-03-16T06:11:48.277119136</dc:date>
    <meta:editing-duration>PT4H40M5S</meta:editing-duration>
    <meta:editing-cycles>33</meta:editing-cycles>
    <meta:generator>LibreOffice/7.4.4.2$Linux_X86_64 LibreOffice_project/40$Build-2</meta:generator>
    <meta:print-date>2023-03-16T06:06:33.062543573</meta:print-date>
    <meta:document-statistic meta:table-count="1" meta:image-count="0" meta:object-count="0" meta:page-count="1" meta:paragraph-count="3" meta:word-count="4" meta:character-count="10" meta:non-whitespace-character-count="4"/>
  </office:meta>
</office:document-meta>
</file>